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horndale" svg:font-family="Thorndale" style:font-family-generic="roman"/>
    <style:font-face style:name="Albany" svg:font-family="Albany"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3305" officeooo:paragraph-rsid="000a3305"/>
    </style:style>
    <style:style style:name="P2" style:family="paragraph" style:parent-style-name="Standard">
      <style:paragraph-properties fo:text-align="center" style:justify-single-word="false"/>
      <style:text-properties officeooo:paragraph-rsid="0004a895"/>
    </style:style>
    <style:style style:name="P3" style:family="paragraph" style:parent-style-name="Standard">
      <style:paragraph-properties fo:text-align="center" style:justify-single-word="false"/>
      <style:text-properties officeooo:rsid="0004a895" officeooo:paragraph-rsid="0004a895"/>
    </style:style>
    <style:style style:name="P4" style:family="paragraph" style:parent-style-name="Text_20_body">
      <style:text-properties officeooo:rsid="000ef4de" officeooo:paragraph-rsid="000ef4de"/>
    </style:style>
    <style:style style:name="P5" style:family="paragraph" style:parent-style-name="Text_20_body">
      <style:text-properties officeooo:rsid="0010e30d" officeooo:paragraph-rsid="0010e30d"/>
    </style:style>
    <style:style style:name="P6" style:family="paragraph" style:parent-style-name="Text_20_body">
      <style:text-properties officeooo:rsid="0011d18d" officeooo:paragraph-rsid="0011d18d"/>
    </style:style>
    <style:style style:name="P7" style:family="paragraph" style:parent-style-name="Text_20_body">
      <style:text-properties officeooo:rsid="0012d00b" officeooo:paragraph-rsid="0012d00b"/>
    </style:style>
    <style:style style:name="P8" style:family="paragraph" style:parent-style-name="Text_20_body">
      <style:text-properties officeooo:rsid="00132418" officeooo:paragraph-rsid="00132418"/>
    </style:style>
    <style:style style:name="P9" style:family="paragraph" style:parent-style-name="Text_20_body">
      <style:text-properties officeooo:paragraph-rsid="00132418"/>
    </style:style>
    <style:style style:name="P10" style:family="paragraph" style:parent-style-name="Text_20_body">
      <style:text-properties officeooo:rsid="00134f18" officeooo:paragraph-rsid="00134f18"/>
    </style:style>
    <style:style style:name="P11" style:family="paragraph" style:parent-style-name="Text_20_body">
      <style:text-properties officeooo:paragraph-rsid="0014a8f3"/>
    </style:style>
    <style:style style:name="P12" style:family="paragraph" style:parent-style-name="Text_20_body">
      <style:text-properties fo:font-weight="bold" officeooo:rsid="0010e30d" officeooo:paragraph-rsid="0010e30d" style:font-weight-asian="bold" style:font-weight-complex="bold"/>
    </style:style>
    <style:style style:name="P13" style:family="paragraph" style:parent-style-name="Text_20_body">
      <style:text-properties officeooo:rsid="0018016b" officeooo:paragraph-rsid="0018016b"/>
    </style:style>
    <style:style style:name="P14" style:family="paragraph" style:parent-style-name="Text_20_body">
      <style:text-properties officeooo:paragraph-rsid="0012d00b"/>
    </style:style>
    <style:style style:name="T1" style:family="text">
      <style:text-properties officeooo:rsid="0007db30"/>
    </style:style>
    <style:style style:name="T2" style:family="text">
      <style:text-properties officeooo:rsid="00099561"/>
    </style:style>
    <style:style style:name="T3" style:family="text">
      <style:text-properties officeooo:rsid="000a3305"/>
    </style:style>
    <style:style style:name="T4" style:family="text">
      <style:text-properties officeooo:rsid="000d1f8a"/>
    </style:style>
    <style:style style:name="T5" style:family="text">
      <style:text-properties officeooo:rsid="000d46ef"/>
    </style:style>
    <style:style style:name="T6" style:family="text">
      <style:text-properties officeooo:rsid="000ef4de"/>
    </style:style>
    <style:style style:name="T7" style:family="text">
      <style:text-properties officeooo:rsid="0010e30d"/>
    </style:style>
    <style:style style:name="T8" style:family="text">
      <style:text-properties officeooo:rsid="0012d00b"/>
    </style:style>
    <style:style style:name="T9" style:family="text">
      <style:text-properties officeooo:rsid="00132418"/>
    </style:style>
    <style:style style:name="T10" style:family="text">
      <style:text-properties officeooo:rsid="0014a8f3"/>
    </style:style>
    <style:style style:name="T11" style:family="text">
      <style:text-properties officeooo:rsid="00166274"/>
    </style:style>
    <style:style style:name="T12" style:family="text">
      <style:text-properties fo:font-weight="bold" officeooo:rsid="0014a8f3" style:font-weight-asian="bold" style:font-weight-complex="bold"/>
    </style:style>
    <style:style style:name="T13" style:family="text">
      <style:text-properties officeooo:rsid="001864ea"/>
    </style:style>
    <style:style style:name="T14" style:family="text">
      <style:text-properties officeooo:rsid="0004a8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in Computer liest die Bibel</text:p>
      <text:p text:style-name="P2"><text:span text:style-name="T14">Predigt am 06.09.2020 in der Freien evangelischen Gemeinde Fürstenfeldbruck</text:span></text:p>
      <text:p text:style-name="P3">Thorsten Hegenscheidt</text:p>
      <text:h text:style-name="Heading_20_1" text:outline-level="1">Einleitung</text:h>
      <text:p text:style-name="Text_20_body">Gnade sei <text:s/>mit Euch und Fr<text:span text:style-name="T13">i</text:span>ede von Gott unserem Vater und unserem Herrn Jesus Christus. Amen.</text:p>
      <text:p text:style-name="Text_20_body">Was kommt raus, wenn mein Computer die Bibel liest? Ich mein, wenn Computer heutzutage fast alles können, sollten sie das doch auch schaffen? Der Frage bin ich einmal nachgegangen. Okay, so einfach die Bibel vor den Bildschirm legen und abwarten, das geht freilich nicht. Aber mit ein bisschen gut zureden, kann der Geselle schon was machen. Mich hat es doch ü<text:span text:style-name="T13">b</text:span>errascht, was rauskommt und heute <text:span text:style-name="T13">m</text:span>öchte ich Eu<text:span text:style-name="T13">c</text:span>h ein wenig mit hinein nehmen. </text:p>
      <text:p text:style-name="Text_20_body">Um es einfach zu halten, habe ich statt allen 66 Büchern oder den 27 aus dem Neuen Testament heute nur vier ausgewählt: Das Matthäus- und das Markusevangelium, die Apostelgeschichte und den Römerbrief. Und weil mein Computer – ich muss es gestehe<text:span text:style-name="T13">n – </text:span>nicht gerade der hellste ist, habe ich ihm noch eine Erleichterung eingebaut Ich h<text:span text:style-name="T13">a</text:span>be ihm gesagt, es reicht, wenn er in jedem Buch die 30 häufigsten Wörter sucht. Das kann er nämlich richtig gut. Jetzt wird es wenige überraschen, dass sich dann <text:span text:style-name="T13">er,</text:span> der, ein, und, aber im Ergebnis tummelt. So Konjunktionen, Demonstrativpronome<text:span text:style-name="T13">n</text:span> und sonstiges Zeug. Da grammatische Finesse auch nicht zu den Stärken meines Rechners gehört, haben wir <text:span text:style-name="T13">uns </text:span>geeinigt, einfach nur Hauptwörter und Tunwörter zu nehmen. Das Ergebnis steht hinter mir: Links die beiden Evangelien, rechts oben die Apostelgeschichte und links unten der Römerbrief.</text:p>
      <text:p text:style-name="Text_20_body">Es ist eine sehr oberflächliche Sicht. Sie zeigt ein paar Selbstverständlichkeiten und sie brachte mich ins Nach<text:span text:style-name="T2">d</text:span>enken. Aber der Reihe nach:</text:p>
      <text:h text:style-name="Heading_20_1" text:outline-level="1">Die Evangelien</text:h>
      <text:p text:style-name="Text_20_body">Ich beginne mit den Evangelien. <text:span text:style-name="T1">Ich habe sie ausgewählt, weil sie die Lebensgeschichte Jesu sind. Vorbild und Gottes Handeln wird beschrieben. Wir sehen „Jesus“, „Herr“ und „Vater“</text:span></text:p>
      <text:p text:style-name="Text_20_body">Das überragende Wort ist allerdings „sprechen“ – hier, wie in der Apostelgeschichte. An sich ganz trivial. Klar, das war ja fast die einzige Möglichkeit, wie Jesus mit den Leuten kommunizieren konnte. Aber dennoch – was ist eigentlich „sprechen“? So im Unterschied zu sagen, reden, <text:span text:style-name="T3">befehlen</text:span>, … ?</text:p>
      <text:p text:style-name="P1">Sprechen, Gespräch, das bezieht den anderen mit ein. Ich wünsche, ich erwarte eine Reaktion. Beim Sagen, der Saga geht es um die Sache,</text:p>
      <text:p text:style-name="Text_20_body">Als Beispiel. Unser Felix ist 17 und Bärbel und ich sind Beifahrer beim begleiteten Fahren. Es läuft gut und macht mir Spaß. Aber am Anfang habe ich mitunter gesagt, „gin mehr <text:soft-page-break/>Gas“ oder „mach langsamer“. Ich wollte definitiv nicht mit ihm sprechen, Ich habe es gesagt, weil ich wollte, dass das Auto schneller oder langsamer wird. Es ging nicht um meinen Sohn – nur um das Ergebnis, die Sache. Und ein andermal habe ich von meinen U<text:span text:style-name="T13">n</text:span>sicherheiten am Anfang beim Abschätzen von Geschwindigkeit oder dem gleichzeitigen Gucken, schalten und mitdenken, was machen die anderen gleich. Das war sprechen. Mir ging es um meinen Sohn, <text:span text:style-name="T13">ih</text:span>m zeigen, dass seine Anfänger<text:span text:style-name="T13">e</text:span>rlebnis normal sind. Dass Lernen bei mir genauso schwierig war. Ich wollte bei ihm Mut, Freude, Zuversicht auslösen.</text:p>
      <text:p text:style-name="Text_20_body">Jesus spricht, weil e<text:span text:style-name="T6">r in Beziehung</text:span> <text:span text:style-name="T6">mit den</text:span> Menschen <text:span text:style-name="T6">trit</text:span>t. <text:span text:style-name="T6">Ihm ist wichtig, was seine Worte bei den Menschen auslösen. </text:span>Das ist ein Menschen-zentrierter Ansatz. Ich kann es noc<text:span text:style-name="T6">h</text:span> <text:span text:style-name="T6">anders</text:span> formulieren. Bis vor einer Weile dachte ich, wie schöne wäre es, wenn der Gottesdienstraum vollbesetzt ist. Aber das ist für mich zum falschen Ansatz geworden. Es geht nicht darum, dass wir den Saal füllen und womöglich noch 200 weitere an der Tür klo<text:span text:style-name="T4">p</text:span>fen, die auch rein wollen. Es geht darum, <text:span text:style-name="T5">Menschen zu helfen, dass der </text:span>Geist Gottes <text:span text:style-name="T5">ihre</text:span> Herzen füll<text:span text:style-name="T5">t. Bewusst zu sprechen.</text:span></text:p>
      <text:p text:style-name="P4">Jesus sagt auch viel. Er vermittelt Inhalte, Tatsachen, die seine Jünger wissen sollen. Sagen steht auch bei den häufigen Wörtern. Aber Sprechen überstrahlt alles.</text:p>
      <text:p text:style-name="P4">Bisher habe ich Sprechen auf Jesus zu mir bezogen. Aber mein Computer hat nie unterscheiden, wer der Sprechende ist. Und ich bin überzeugt, es gitl auch andersherum. Gott will weniger, dass ich ihm Dinge sage. Er will, dass ich mit ihm spreche. Er weiß eh schon alles. Deshalb brauche ich keine Inhalte ihm als Neuigkeit sagen. Wenn ich Gott lobe, sage ich ihm nicht, dass er groß ist, sondern ich spreche aus, dass ich über seine Größe staune. Dass er mich begeistert. Dass ich möchte, dass er mich hört, dass ich ihn erfreuen will. Ich tran<text:span text:style-name="T13">s</text:span>portiere Beziehung. Beim Danken, sage ich, dass ich erkannt habe, wie gut und liebevoll er ist. Dass ich das zu schätzen weiß. Bei der Fürbitte, geht es <text:span text:style-name="T7">darum, Gott zu erklären, dass etwas in der Welt falsch läuft. Ich zeige ihm meine Verbundenheit mit den Leidenden, meine Betroffenheit und meinen Wunsch, dass er hilft. Ich glaube, dass er auf uns eingehen wird. </text:span></text:p>
      <text:p text:style-name="P5">Ich möchte dahin kommen: Beten ist kein Informationsaustausch, sondern Gespräch. Beziehung und wechselseitiges reagieren aufeinander.</text:p>
      <text:p text:style-name="P12">Die gute Nachricht , das Evangelium lautet: Gott spricht mit uns.</text:p>
      <text:h text:style-name="Heading_20_1" text:outline-level="1">Die Apostelgeschichte</text:h>
      <text:p text:style-name="P6">Wenden wir uns rechts oben der Apostelgeschichte zu. Sie habe ich in diesen Vergleich aufgenommen, weil sie davon erzählt, wie die ersten Christen mit dem Vorbild Jesu, den Erfahrungen und Erzählungen von und mit ihm umg<text:span text:style-name="T11">e</text:span>gangen sind. Hier findet sich ein konkretes Beispiel für Christsein.</text:p>
      <text:p text:style-name="P6">Was hat der Computer gemacht? Sprechen ist nach wie vor groß geschrieben, elem<text:span text:style-name="T13">e</text:span>ntar wichtig, Jesus ist <text:span text:style-name="T13">he</text:span>rausgefallen aus der Top-Liste. Dafür steht jetzt Paulus <text:span text:style-name="T13">drinnen</text:span>. Um ehrlich zu sein, das hat mich zuerst geärgert. Ja, ich weiß, wenn Paulus seine <text:soft-page-break/>Missionsreisen in der Apostelgeschichte beschrieben werden, wundert es nic<text:span text:style-name="T8">h</text:span>t, dass dieser Name so prominent auftaucht. Dennoch, ein leichtes Grummeln hatte ich s<text:span text:style-name="T8">c</text:span>hon. Da hätte doc<text:span text:style-name="T8">h</text:span> Lukas, der Schreiber ein bisschen aufpassen können. Wieso wird Paulus so hervorgehoben?</text:p>
      <text:p text:style-name="P14"><text:span text:style-name="T8">Ein kleiner Hintergrund, wie mein Computer denkt und gelesen hat: Der weiß ja erst einmal gar nicht, was Hauptwörter, Tunwörter, Mehrzahlbegriffe und überhaupt deutsche Sprache ist. Der musste das lernen, bevor er die Bibel gelesen hat. Da gibt es schon fertige Programme im Internet dafür. Das was man sich früher gewünscht hat: Tabellen, die schlau machen. So ein Löffel Intelligenz habe ich ihm verabreicht. Das, was ein anderer Computer gelernt hat, habe ich ihm hineinkopiert. Doch der andere Computer war kein Christ. Der hatte deutsch gelernt anhand von Wikipedia-Texten und anderen großen Quellen im Internet. Gott, Jesus hatte der eigentlich nicht gekannt.</text:span></text:p>
      <text:p text:style-name="P7">Und deshalb hat mein Computer das auch nicht richtig gut hinbekommen. Ich habe ihn schrittweise herangeführt. Die Bilder sind auch nicht ein exaktes Auszählen der Wörter in der Bibel, sondern das Auszählen von den Wörtern, die mein Computer verstanden hat.</text:p>
      <text:p text:style-name="P8">Warum erzähle ich das? Wegen Paulus – und es wird gleich klarer. Menschen, die Gott nicht kennen, tun sich genauso wie mein Computer schwer, ihn zu sehen. Wer in einer Zeit der Gottesfinsternis aufgewachsen ist, wer leben gelernt hat nur mit atheistischen Texten, ist ziemlich hilflos in der Gotteserkenntnis.</text:p>
      <text:p text:style-name="P9"><text:span text:style-name="T9">Schaut, wenn ich hier vorne zu … sage, bringe mir bitte ein wenig Tridemyt-Wasser. Das wird vermutlich keinen Erfolg haben. Er wird es kaum erkennen, selbst wenn er davor steht. Erst, wenn ein netter Kristallograph hilft und sagt, „Du, der meint Eis.“, dann, ja dann wird es was.</text:span></text:p>
      <text:p text:style-name="P10">Ein Mensch, der vermittelt.Ein Mensch, der in das Gespräch einsteigt. Paulus, war so einer. Ein Mittler, ein Vermittler, eine Rutsche, über die Menschen in Jesu Arme rutschen konnten. Er war notwendig, und genau so wollte es Gott. Es war viel leichter für viele Menschen Paulus zu sehen, aber dann – und im Bild ist es auch so – beim genauen hinschauen erkannten sie Jesus, Gott.</text:p>
      <text:p text:style-name="P10">Ich hatte vorhin gesagt, dass ich die Apostelgeschichte genommen habe, weil sie ein Beispiel ist. Paulus ist tot. Auf der Folie ist heute ein schwarzer Fleck, wenn sein Name <text:span text:style-name="T13">he</text:span>rausfällt. Ein großer Fleck.</text:p>
      <text:p text:style-name="P11"><text:span text:style-name="T10">Aber Pauls war ein Beispiel, ein Platzhalter auf der Folie. Da steht heute dein Name drinnen. Das ist der Grundgedanke. Gott möchte und das traut er jedem von Euch zu, dass ihr das Namensschild für Gott seid. <text:s/>Es ist heute immer noch so. Es ist viel leichter für die Menschen, einen Christen zu sehen, zu hören, mit ihm zu sprechen, die Tür offen zu lassen, wenn er kommt – ihr merkt, ich zitiere gerade die Tunwörter auf der Folie – als den „unbekannten Gott“ direkt.</text:span></text:p>
      <text:p text:style-name="P11"><text:span text:style-name="T10">Beim Sprung von den Evangelien zur Apostelgeschichte meint mein Computer: </text:span><text:span text:style-name="T12">Du bist das Namensschild an Gottes Haustür.</text:span></text:p>
      <text:h text:style-name="Heading_20_1" text:outline-level="1"><text:soft-page-break/>Der Römerbrief</text:h>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horndale" svg:font-family="Thorndale" style:font-family-generic="roman"/>
    <style:font-face style:name="Albany" svg:font-family="Albany"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lbany"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lbany"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horndale" fo:font-family="Thorndale"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horndale" fo:font-family="Thorndale"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horndale" fo:font-family="Thorndale" style:font-family-generic="roman"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page-number text:select-page="current">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Thorsten Hegenscheidt</meta:initial-creator>
    <meta:creation-date>2020-08-26T19:39:51.180000000</meta:creation-date>
    <dc:date>2020-08-27T21:11:31.707000000</dc:date>
    <dc:creator>Thorsten Hegenscheidt</dc:creator>
    <meta:editing-duration>PT1H22M12S</meta:editing-duration>
    <meta:editing-cycles>7</meta:editing-cycles>
    <meta:generator>LibreOffice/6.3.5.2$Windows_X86_64 LibreOffice_project/dd0751754f11728f69b42ee2af66670068624673</meta:generator>
    <meta:document-statistic meta:table-count="0" meta:image-count="0" meta:object-count="0" meta:page-count="4" meta:paragraph-count="31" meta:word-count="1350" meta:character-count="8433" meta:non-whitespace-character-count="7103"/>
  </office:meta>
</office:document-meta>
</file>